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0-29T11:53:46.44</dc:date>
    <dc:creator>James Lombardi</dc:creator>
    <meta:editing-duration>PT1H10M5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3" meta:paragraph-count="47" meta:word-count="620" meta:character-count="2961"/>
  </office:meta>
</office:document-meta>
</file>